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28.3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n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Captain’s Hous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etite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Captain’s Hous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nette" calcext:value-type="string">
            <text:p>Maisonnett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the ocean and its mysteries await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re are legends of a small local treasure called NOMTRESOR. Few have taken interest in it, but it may be a good start to gain unnegligible wealth and renown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TellClue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Petite Maison" calcext:value-type="string">
            <text:p>Petite 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3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 tale of NOMTRESOR, a myth of a forgotten treasure, is greatly popular in those sea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 is also known that in all the corners of the ocean, big villages and towns help adventurers gain enough equipment and gold to travel the deadly, vast distance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 Maison" calcext:value-type="string">
            <text:p>Ma Maison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9" office:value-type="string" calcext:value-type="string">
            <text:p>[premiere visite]</text:p>
          </table:table-cell>
          <table:table-cell table:style-name="ce9" table:number-columns-repeated="2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office:value-type="string" calcext:value-type="string">
            <text:p>Node=&gt;retour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9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 table:number-rows-repeated="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21" office:value-type="string" calcext:value-type="string">
            <text:p>[debut]</text:p>
          </table:table-cell>
          <table:table-cell table:style-name="Default"/>
          <table:table-cell table:style-name="ce9" table:number-columns-repeated="2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Default" office:value-type="string" calcext:value-type="string">
            <text:p>NewCrew1/M/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office:value-type="string" calcext:value-type="string">
            <text:p>Node=&gt;choix</text:p>
          </table:table-cell>
          <table:table-cell table:style-name="Default" office:value-type="string" calcext:value-type="string">
            <text:p>Narrator : Le joueur est devant le cadavre</text:p>
          </table:table-cell>
          <table:table-cell table:style-name="Default" office:value-type="string" calcext:value-type="string">
            <text:p>Narrator : Le joueur est de retou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SetChoices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Choice : (leave)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21" office:value-type="string" calcext:value-type="string">
            <text:p>[choix]</text:p>
          </table:table-cell>
          <table:table-cell table:number-columns-repeated="2"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Choice : Leave</text:p>
          </table:table-cell>
          <table:table-cell table:style-name="Default" office:value-type="string" calcext:value-type="string">
            <text:p>Choice : (fight)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LaunchComba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Node=&gt;choix</text:p>
          </table:table-cell>
          <table:table-cell table:style-name="Default" table:number-columns-repeated="7"/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Choice : (fight)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PlayerSpeak : je te battre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OtherSpeak : oh no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21">
          <table:table-cell table:style-name="Default" table:number-columns-repeated="4"/>
          <table:table-cell table:number-columns-repeated="1020"/>
        </table:table-row>
        <table:table-row table:style-name="ro1" table:number-rows-repeated="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2:29:30.3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10-30T13:23:01.764000000</dc:date>
    <meta:editing-duration>PT11H52M35S</meta:editing-duration>
    <meta:editing-cycles>85</meta:editing-cycles>
    <meta:document-statistic meta:table-count="6" meta:cell-count="464" meta:object-count="0"/>
  </office:meta>
</office:document-meta>
</file>